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63c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63c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63c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63c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63c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63c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63c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63c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63c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63c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63c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63c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63c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63c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63c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63c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63c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Oscar David Pérez Gómez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6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37369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é Mercedes  Pérez Durant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981382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8.3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64" meta:non-whitespace-character-count="993"/>
    <meta:template xlink:type="simple" xlink:actuate="onRequest" xlink:title="Normal" xlink:href=""/>
  </office:meta>
</office:document-meta>
</file>